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0pt" fo:font-style="normal" fo:font-weight="normal"/>
    </style:style>
    <style:style style:name="P2" style:family="paragraph" style:parent-style-name="Text_20_body">
      <style:paragraph-properties fo:margin-left="0cm" fo:margin-right="0cm" fo:line-height="108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T1" style:family="text">
      <style:text-properties fo:font-size="10pt"/>
    </style:style>
    <style:style style:name="T2" style:family="text">
      <style:text-properties style:font-name="Times New Roman" fo:font-size="10pt"/>
    </style:style>
    <style:style style:name="T3" style:family="text">
      <style:text-properties fo:font-variant="normal" fo:text-transform="none" style:font-name="Times New Roman" fo:font-size="10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3"><text:span text:style-name="T3">Trata-se de execução da pena de </text:span><text:span text:style-name="Strong_20_Emphasis"><text:span text:style-name="T3">06 (seis) anos e 04 (quatro) meses</text:span></text:span><text:span text:style-name="T3"> de reclusão, a ser cumprida inicialmente em </text:span><text:span text:style-name="Strong_20_Emphasis"><text:span text:style-name="T3">regime semiaberto</text:span></text:span><text:span text:style-name="T3">, imposta a </text:span><text:span text:style-name="Strong_20_Emphasis"><text:span text:style-name="T3">Bruno Reis Cipriano Galdino</text:span></text:span><text:span text:style-name="T3">, em que, após não comparecer para instalação da tornozeleira eletrônica, teve o regime regredido cautelarmente para o regime fechado (ev. 43.1).</text:span></text:p>
      <text:p text:style-name="P1">A Defesa ingressou com diversos pedidos de reconsideração da decisão, uma vez que o apenado ainda não havia iniciado o cumprimento da pena e, portanto, não poderia ser regredido para o regime fechado (evs. 52.1, 73.1 e 93.1).</text:p>
      <text:p text:style-name="P1">Informações de que foi capturado em 05.01.2023 (ev. 74.1).</text:p>
      <text:p text:style-name="P1">Instado a se manifestar, o Ministério Público pugnou pela realização de audiência de justificação (ev. 96.1).</text:p>
      <text:p text:style-name="P3"><text:span text:style-name="T3">Anoto que o penitente está custodiado no </text:span><text:span text:style-name="Strong_20_Emphasis"><text:span text:style-name="T3">CPJC - Complexo Prisional João Chaves</text:span></text:span><text:span text:style-name="T3">, conforme consulta SIAPEN desta data.</text:span></text:p>
      <text:p text:style-name="P1">Relatados.</text:p>
      <text:p text:style-name="P1">Assiste razão à Defesa do apenado uma vez que não passou ele por audiência admonitória nem mesmo chegou a instalar tornozeleira eletrônica, razão pela qual não se pode dizer que deu início ao seu cumprimento, sendo incabível a regressão cautelar de regime prisional, ainda que pudesse ser expedido mandado de prisão a fim de que, após capturado, desse início ao cumprimento da pena no regime semiaberto.</text:p>
      <text:p text:style-name="P1">É lição basilar que a regressão de regime só pode ser decretada após o início do cumprimento da pena e não antes disso, sob pena de ferir a coisa julgada, uma vez que a sentença penal condenatória transitada em julgado deve ser cumprida nos termos em que foi proferida. Diferente seria o caso em que, após iniciar o cumprimento da pena, o apenado pratica falta grave e, portanto, pode passar a cumprir pena em regime mais gravoso por ter descumprido as condições do regime.</text:p>
      <text:p text:style-name="P1">No caso, não houve audiência admonitória foi realizada e nem foi instalada a tornozeleira, então não há como dizer que houve o início do cumprimento.</text:p>
      <text:p text:style-name="P3"><text:span text:style-name="T3">Diante do exposto, </text:span><text:span text:style-name="Strong_20_Emphasis"><text:span text:style-name="T3">revogo a decisão do evento 43.1</text:span></text:span><text:span text:style-name="T3"> e mando adaptar </text:span><text:span text:style-name="Strong_20_Emphasis"><text:span text:style-name="T3">o regime de cumprimento da pena para o semiaberto</text:span></text:span><text:span text:style-name="T3">.</text:span></text:p>
      <text:p text:style-name="P2"><text:span text:style-name="T2">P.R.I.</text:span> <text:span text:style-name="T1">Oficie-se ao estabelecimento prisional, com as devidas pesquisas no SAJ, SEEU e BNMP, para transferência do apenado à unidade adequada ao regime semiaberto. Com a liberação, remetam-se os autos à CEME para que informe em qual comarca o apenado cumprirá a pena, voltando-me conclusos para declínio de competência, caso resida em cidade não abrangida pela competência territorial desta 1ª Vara Regional de Execução Pen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8T16:25:45.534000000</meta:creation-date>
    <dc:date>2023-03-08T16:26:28.931000000</dc:date>
    <meta:editing-duration>PT43S</meta:editing-duration>
    <meta:editing-cycles>1</meta:editing-cycles>
    <meta:document-statistic meta:table-count="0" meta:image-count="0" meta:object-count="0" meta:page-count="1" meta:paragraph-count="12" meta:word-count="394" meta:character-count="2409" meta:non-whitespace-character-count="2027"/>
    <meta:generator>LibreOffice/6.0.3.2$Windows_X86_64 LibreOffice_project/8f48d515416608e3a835360314dac7e47fd0b821</meta:generator>
  </office:meta>
</office:document-meta>
</file>